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1. Weź do ręki </text:span><text:span text:style-name="T1">swą gitarę,</text:span><text:span text:style-name="T1"><text:line-break/></text:span><text:span text:style-name="T1">Wydaj z siebie </text:span><text:span text:style-name="T1">dźwięków parę,</text:span><text:span text:style-name="T1"><text:line-break/></text:span><text:span text:style-name="T2">Proste chwyty, proste słowa,</text:span><text:span text:style-name="T2"><text:line-break/></text:span><text:span text:style-name="T2">Proste Bogu się podoba.</text:span><text:span text:style-name="T2"><text:line-break/></text:span><text:span text:style-name="T2">To na cześć i chwałę nieba,</text:span><text:span text:style-name="T2"><text:line-break/></text:span><text:span text:style-name="T2">Anioł jako żywy śpie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0cm" svg:y="0.001cm" presentation:class="title" presentation:user-transformed="true">
          <draw:text-box>
            <text:p text:style-name="P1"><text:span text:style-name="T1">Ref: Hej, la, la, la,</text:span><text:span text:style-name="T1"><text:line-break/></text:span><text:span text:style-name="T1">hej, la, la, la,</text:span><text:span text:style-name="T1"><text:line-break/></text:span><text:span text:style-name="T1">To dla Ciebie </text:span><text:span text:style-name="T1">dobry Boże</text:span><text:span text:style-name="T1"><text:line-break/></text:span><text:span text:style-name="T1">Pioseneczka 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2. Jedni grają </text:span><text:span text:style-name="T1">dla oklasków,</text:span><text:span text:style-name="T1"><text:line-break/></text:span><text:span text:style-name="T1">I dla innych </text:span><text:span text:style-name="T1">ziemi blasków.</text:span><text:span text:style-name="T1"><text:line-break/></text:span><text:span text:style-name="T2">My na chwałę nieba gramy,</text:span><text:span text:style-name="T2"><text:line-break/></text:span><text:span text:style-name="T2">I najwięcej z tego mamy.</text:span><text:span text:style-name="T2"><text:line-break/></text:span><text:span text:style-name="T2">To na cześć i chwałę nieba,</text:span><text:span text:style-name="T2"><text:line-break/></text:span><text:span text:style-name="T2">Anioł jako żywy śpie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Ref: Hej, la, la, la,</text:span><text:span text:style-name="T1"><text:line-break/></text:span><text:span text:style-name="T1">hej, la, la, la,</text:span><text:span text:style-name="T1"><text:line-break/></text:span><text:span text:style-name="T1">To dla Ciebie </text:span><text:span text:style-name="T1">dobry Boże</text:span><text:span text:style-name="T1"><text:line-break/></text:span><text:span text:style-name="T1">Pioseneczka 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3. Dałeś nam </text:span><text:span text:style-name="T1">się cieszyć Boże,</text:span><text:span text:style-name="T1"><text:line-break/></text:span><text:span text:style-name="T1">Z Tobą smutno </text:span><text:span text:style-name="T1">być nie może.</text:span><text:span text:style-name="T1"><text:line-break/></text:span><text:span text:style-name="T2">Powiedz jak dziękować mamy,</text:span><text:span text:style-name="T2"><text:line-break/></text:span><text:span text:style-name="T2">Tobie gramy i śpiewamy.</text:span><text:span text:style-name="T2"><text:line-break/></text:span><text:span text:style-name="T2">To na cześć i chwałę nieba,</text:span><text:span text:style-name="T2"><text:line-break/></text:span><text:span text:style-name="T2">Anioł jako żywy śpie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Ref: Hej, la, la, la,</text:span><text:span text:style-name="T1"><text:line-break/></text:span><text:span text:style-name="T1">hej, la, la, la,</text:span><text:span text:style-name="T1"><text:line-break/></text:span><text:span text:style-name="T1">To dla Ciebie </text:span><text:span text:style-name="T1">dobry Boże</text:span><text:span text:style-name="T1"><text:line-break/></text:span><text:span text:style-name="T1">Pioseneczka 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9:23:46</meta:creation-date>
    <dc:creator>Rafał Talacha</dc:creator>
    <dc:date>2009-01-27T14:40:13</dc:date>
    <dc:language>pl-PL</dc:language>
    <meta:editing-cycles>8</meta:editing-cycles>
    <meta:editing-duration>PT13M2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